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officeooo:paragraph-rsid="000ec580"/>
    </style:style>
    <style:style style:name="P11" style:family="paragraph" style:parent-style-name="Text_20_body" style:list-style-name="L5"/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in" fo:margin-bottom="0in" style:contextual-spacing="false"/>
      <style:text-properties officeooo:paragraph-rsid="000dbd44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officeooo:rsid="000dbd44" officeooo:paragraph-rsid="0010cd1c"/>
    </style:style>
    <style:style style:name="P27" style:family="paragraph" style:parent-style-name="Text_20_body" style:list-style-name="L12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officeooo:rsid="000dbd44" officeooo:paragraph-rsid="000dbd44"/>
    </style:style>
    <style:style style:name="P30" style:family="paragraph" style:parent-style-name="Text_20_body" style:list-style-name="L13"/>
    <style:style style:name="P31" style:family="paragraph" style:parent-style-name="Text_20_body" style:list-style-name="L14">
      <style:paragraph-properties fo:margin-top="0in" fo:margin-bottom="0in" style:contextual-spacing="false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officeooo:rsid="000e5013" officeooo:paragraph-rsid="000e5013"/>
    </style:style>
    <style:style style:name="P33" style:family="paragraph" style:parent-style-name="Text_20_body" style:list-style-name="L14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7">
      <style:paragraph-properties fo:margin-top="0in" fo:margin-bottom="0in" style:contextual-spacing="false"/>
    </style:style>
    <style:style style:name="P39" style:family="paragraph" style:parent-style-name="Text_20_body" style:list-style-name="L17">
      <style:paragraph-properties fo:margin-top="0in" fo:margin-bottom="0in" style:contextual-spacing="false"/>
      <style:text-properties officeooo:rsid="000dc87f" officeooo:paragraph-rsid="000dc87f"/>
    </style:style>
    <style:style style:name="P40" style:family="paragraph" style:parent-style-name="Text_20_body" style:list-style-name="L17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8">
      <style:paragraph-properties fo:margin-top="0in" fo:margin-bottom="0in" style:contextual-spacing="false"/>
      <style:text-properties officeooo:rsid="000ec580" officeooo:paragraph-rsid="000ec580"/>
    </style:style>
    <style:style style:name="P43" style:family="paragraph" style:parent-style-name="Text_20_body" style:list-style-name="L18"/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 style:list-style-name="L21"/>
    <style:style style:name="P50" style:family="paragraph" style:parent-style-name="Text_20_body" style:list-style-name="L22">
      <style:paragraph-properties fo:margin-top="0in" fo:margin-bottom="0in" style:contextual-spacing="false"/>
    </style:style>
    <style:style style:name="P51" style:family="paragraph" style:parent-style-name="Text_20_body" style:list-style-name="L22"/>
    <style:style style:name="P52" style:family="paragraph" style:parent-style-name="Text_20_body" style:list-style-name="L23">
      <style:paragraph-properties fo:margin-top="0in" fo:margin-bottom="0in" style:contextual-spacing="false"/>
    </style:style>
    <style:style style:name="P53" style:family="paragraph" style:parent-style-name="Text_20_body" style:list-style-name="L23"/>
    <style:style style:name="P54" style:family="paragraph" style:parent-style-name="Text_20_body" style:list-style-name="L24">
      <style:paragraph-properties fo:margin-top="0in" fo:margin-bottom="0in" style:contextual-spacing="false"/>
    </style:style>
    <style:style style:name="P55" style:family="paragraph" style:parent-style-name="Text_20_body" style:list-style-name="L24">
      <style:paragraph-properties fo:margin-top="0in" fo:margin-bottom="0in" style:contextual-spacing="false"/>
      <style:text-properties officeooo:rsid="000e5013" officeooo:paragraph-rsid="000e5013"/>
    </style:style>
    <style:style style:name="P56" style:family="paragraph" style:parent-style-name="Text_20_body" style:list-style-name="L24"/>
    <style:style style:name="P57" style:family="paragraph" style:parent-style-name="Text_20_body" style:list-style-name="L25">
      <style:paragraph-properties fo:margin-top="0in" fo:margin-bottom="0in" style:contextual-spacing="false"/>
    </style:style>
    <style:style style:name="P58" style:family="paragraph" style:parent-style-name="Text_20_body" style:list-style-name="L25"/>
    <style:style style:name="P59" style:family="paragraph" style:parent-style-name="Text_20_body" style:list-style-name="L26">
      <style:paragraph-properties fo:margin-top="0in" fo:margin-bottom="0in" style:contextual-spacing="false"/>
    </style:style>
    <style:style style:name="P60" style:family="paragraph" style:parent-style-name="Text_20_body" style:list-style-name="L26"/>
    <style:style style:name="P61" style:family="paragraph" style:parent-style-name="Text_20_body" style:list-style-name="L27">
      <style:paragraph-properties fo:margin-top="0in" fo:margin-bottom="0in" style:contextual-spacing="false"/>
    </style:style>
    <style:style style:name="P62" style:family="paragraph" style:parent-style-name="Text_20_body" style:list-style-name="L27"/>
    <style:style style:name="P63" style:family="paragraph" style:parent-style-name="Text_20_body" style:list-style-name="L28">
      <style:paragraph-properties fo:margin-top="0in" fo:margin-bottom="0in" style:contextual-spacing="false"/>
    </style:style>
    <style:style style:name="P64" style:family="paragraph" style:parent-style-name="Text_20_body" style:list-style-name="L28"/>
    <style:style style:name="P65" style:family="paragraph" style:parent-style-name="Text_20_body" style:list-style-name="L29">
      <style:paragraph-properties fo:margin-top="0in" fo:margin-bottom="0in" style:contextual-spacing="false"/>
    </style:style>
    <style:style style:name="P66" style:family="paragraph" style:parent-style-name="Text_20_body" style:list-style-name="L29"/>
    <style:style style:name="P67" style:family="paragraph" style:parent-style-name="Text_20_body" style:list-style-name="L30">
      <style:paragraph-properties fo:margin-top="0in" fo:margin-bottom="0in" style:contextual-spacing="false"/>
    </style:style>
    <style:style style:name="P68" style:family="paragraph" style:parent-style-name="Text_20_body" style:list-style-name="L30"/>
    <style:style style:name="P69" style:family="paragraph" style:parent-style-name="Text_20_body" style:list-style-name="L31">
      <style:paragraph-properties fo:margin-top="0in" fo:margin-bottom="0in" style:contextual-spacing="false"/>
    </style:style>
    <style:style style:name="P70" style:family="paragraph" style:parent-style-name="Text_20_body" style:list-style-name="L31"/>
    <style:style style:name="P71" style:family="paragraph" style:parent-style-name="Text_20_body" style:list-style-name="L32">
      <style:paragraph-properties fo:margin-top="0in" fo:margin-bottom="0in" style:contextual-spacing="false"/>
    </style:style>
    <style:style style:name="P72" style:family="paragraph" style:parent-style-name="Text_20_body" style:list-style-name="L32"/>
    <style:style style:name="P73" style:family="paragraph" style:parent-style-name="Text_20_body" style:list-style-name="L33">
      <style:paragraph-properties fo:margin-top="0in" fo:margin-bottom="0in" style:contextual-spacing="false"/>
    </style:style>
    <style:style style:name="P74" style:family="paragraph" style:parent-style-name="Text_20_body" style:list-style-name="L33"/>
    <style:style style:name="P75" style:family="paragraph" style:parent-style-name="Text_20_body" style:list-style-name="L34">
      <style:paragraph-properties fo:margin-top="0in" fo:margin-bottom="0in" style:contextual-spacing="false"/>
    </style:style>
    <style:style style:name="P76" style:family="paragraph" style:parent-style-name="Text_20_body" style:list-style-name="L34"/>
    <style:style style:name="P77" style:family="paragraph" style:parent-style-name="Text_20_body" style:list-style-name="L35">
      <style:paragraph-properties fo:margin-top="0in" fo:margin-bottom="0in" style:contextual-spacing="false"/>
    </style:style>
    <style:style style:name="P78" style:family="paragraph" style:parent-style-name="Text_20_body" style:list-style-name="L35"/>
    <style:style style:name="P79" style:family="paragraph" style:parent-style-name="Text_20_body" style:list-style-name="L36">
      <style:paragraph-properties fo:margin-top="0in" fo:margin-bottom="0in" style:contextual-spacing="false"/>
    </style:style>
    <style:style style:name="P80" style:family="paragraph" style:parent-style-name="Text_20_body" style:list-style-name="L36"/>
    <style:style style:name="P81" style:family="paragraph" style:parent-style-name="Text_20_body" style:list-style-name="L37">
      <style:paragraph-properties fo:margin-top="0in" fo:margin-bottom="0in" style:contextual-spacing="false"/>
    </style:style>
    <style:style style:name="P82" style:family="paragraph" style:parent-style-name="Text_20_body" style:list-style-name="L37">
      <style:paragraph-properties fo:margin-top="0in" fo:margin-bottom="0in" style:contextual-spacing="false"/>
      <style:text-properties officeooo:paragraph-rsid="001369a9"/>
    </style:style>
    <style:style style:name="P83" style:family="paragraph" style:parent-style-name="Text_20_body" style:list-style-name="L37"/>
    <style:style style:name="P84" style:family="paragraph" style:parent-style-name="Text_20_body" style:list-style-name="L38">
      <style:paragraph-properties fo:margin-top="0in" fo:margin-bottom="0in" style:contextual-spacing="false"/>
    </style:style>
    <style:style style:name="P85" style:family="paragraph" style:parent-style-name="Text_20_body" style:list-style-name="L38"/>
    <style:style style:name="P86" style:family="paragraph" style:parent-style-name="Text_20_body" style:list-style-name="L39">
      <style:paragraph-properties fo:margin-top="0in" fo:margin-bottom="0in" style:contextual-spacing="false"/>
    </style:style>
    <style:style style:name="P87" style:family="paragraph" style:parent-style-name="Text_20_body" style:list-style-name="L39"/>
    <style:style style:name="P88" style:family="paragraph" style:parent-style-name="Text_20_body" style:list-style-name="L40">
      <style:paragraph-properties fo:margin-top="0in" fo:margin-bottom="0in" style:contextual-spacing="false"/>
    </style:style>
    <style:style style:name="P89" style:family="paragraph" style:parent-style-name="Text_20_body" style:list-style-name="L40">
      <style:paragraph-properties fo:margin-top="0in" fo:margin-bottom="0in" style:contextual-spacing="false"/>
      <style:text-properties officeooo:paragraph-rsid="00135eda"/>
    </style:style>
    <style:style style:name="P90" style:family="paragraph" style:parent-style-name="Text_20_body" style:list-style-name="L40"/>
    <style:style style:name="P91" style:family="paragraph" style:parent-style-name="Text_20_body" style:list-style-name="L41">
      <style:paragraph-properties fo:margin-top="0in" fo:margin-bottom="0in" style:contextual-spacing="false"/>
    </style:style>
    <style:style style:name="P92" style:family="paragraph" style:parent-style-name="Text_20_body" style:list-style-name="L41"/>
    <style:style style:name="P93" style:family="paragraph" style:parent-style-name="Text_20_body" style:list-style-name="L42">
      <style:paragraph-properties fo:margin-top="0in" fo:margin-bottom="0in" style:contextual-spacing="false"/>
    </style:style>
    <style:style style:name="P94" style:family="paragraph" style:parent-style-name="Text_20_body" style:list-style-name="L42"/>
    <style:style style:name="P95" style:family="paragraph" style:parent-style-name="Text_20_body" style:list-style-name="L43">
      <style:paragraph-properties fo:margin-top="0in" fo:margin-bottom="0in" style:contextual-spacing="false"/>
    </style:style>
    <style:style style:name="P96" style:family="paragraph" style:parent-style-name="Text_20_body" style:list-style-name="L43"/>
    <style:style style:name="P97" style:family="paragraph" style:parent-style-name="Text_20_body" style:list-style-name="L44">
      <style:paragraph-properties fo:margin-top="0in" fo:margin-bottom="0in" style:contextual-spacing="false"/>
    </style:style>
    <style:style style:name="P98" style:family="paragraph" style:parent-style-name="Text_20_body" style:list-style-name="L44"/>
    <style:style style:name="P99" style:family="paragraph" style:parent-style-name="Text_20_body" style:list-style-name="L45">
      <style:paragraph-properties fo:margin-top="0in" fo:margin-bottom="0in" style:contextual-spacing="false"/>
    </style:style>
    <style:style style:name="P100" style:family="paragraph" style:parent-style-name="Text_20_body" style:list-style-name="L45"/>
    <style:style style:name="P101" style:family="paragraph" style:parent-style-name="Text_20_body" style:list-style-name="L46">
      <style:paragraph-properties fo:margin-top="0in" fo:margin-bottom="0in" style:contextual-spacing="false"/>
    </style:style>
    <style:style style:name="P102" style:family="paragraph" style:parent-style-name="Text_20_body" style:list-style-name="L46"/>
    <style:style style:name="P103" style:family="paragraph" style:parent-style-name="Text_20_body" style:list-style-name="L47">
      <style:paragraph-properties fo:margin-top="0in" fo:margin-bottom="0in" style:contextual-spacing="false"/>
    </style:style>
    <style:style style:name="P104" style:family="paragraph" style:parent-style-name="Text_20_body" style:list-style-name="L47"/>
    <style:style style:name="P105" style:family="paragraph" style:parent-style-name="Text_20_body" style:list-style-name="L48">
      <style:paragraph-properties fo:margin-top="0in" fo:margin-bottom="0in" style:contextual-spacing="false"/>
    </style:style>
    <style:style style:name="P106" style:family="paragraph" style:parent-style-name="Text_20_body" style:list-style-name="L48"/>
    <style:style style:name="P107" style:family="paragraph" style:parent-style-name="Text_20_body" style:list-style-name="L49">
      <style:paragraph-properties fo:margin-top="0in" fo:margin-bottom="0in" style:contextual-spacing="false"/>
    </style:style>
    <style:style style:name="P108" style:family="paragraph" style:parent-style-name="Text_20_body" style:list-style-name="L49"/>
    <style:style style:name="P109" style:family="paragraph" style:parent-style-name="Text_20_body" style:list-style-name="L50">
      <style:paragraph-properties fo:margin-top="0in" fo:margin-bottom="0in" style:contextual-spacing="false"/>
    </style:style>
    <style:style style:name="P110" style:family="paragraph" style:parent-style-name="Text_20_body" style:list-style-name="L50"/>
    <style:style style:name="T1" style:family="text">
      <style:text-properties officeooo:rsid="000ec580"/>
    </style:style>
    <style:style style:name="T2" style:family="text">
      <style:text-properties officeooo:rsid="000dbd44"/>
    </style:style>
    <style:style style:name="T3" style:family="text">
      <style:text-properties officeooo:rsid="000dc87f"/>
    </style:style>
    <style:style style:name="T4" style:family="text">
      <style:text-properties officeooo:rsid="00120d4d"/>
    </style:style>
    <style:style style:name="T5" style:family="text">
      <style:text-properties officeooo:rsid="0012240c"/>
    </style:style>
    <style:style style:name="T6" style:family="text">
      <style:text-properties officeooo:rsid="0010c9ea"/>
    </style:style>
    <style:style style:name="T7" style:family="text">
      <style:text-properties officeooo:rsid="00135eda"/>
    </style:style>
    <style:style style:name="T8" style:family="text">
      <style:text-properties officeooo:rsid="00155e7f"/>
    </style:style>
    <style:style style:name="T9" style:family="text">
      <style:text-properties officeooo:rsid="001528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🩸 Zara Aristen – The Penitent Berserker (CON-STR)</text:span></text:h>
      <text:p text:style-name="Text_20_body"><text:span text:style-name="Emphasis">A battle-scarred warrior-monk who grows stronger the more she suffers, turning pain into raw power.</text:span></text:p>
      <text:p text:style-name="Text_20_body">1️⃣ <text:span text:style-name="Strong_20_Emphasis">Martyr’s Resolve</text:span> – <text:span text:style-name="Emphasis">(Sacrifice + Damage Buff + Shield)</text:span></text:p>
      <text:list text:style-name="L1">
        <text:list-item>
          <text:p text:style-name="P1"><text:span text:style-name="Strong_20_Emphasis">Sacrifices 50% of her HP</text:span>, gaining: </text:p>
          <text:list>
            <text:list-item>
              <text:p text:style-name="P1"><text:span text:style-name="Strong_20_Emphasis">50% Damage Reduction</text:span> (all sources) </text:p>
            </text:list-item>
            <text:list-item>
              <text:p text:style-name="P1"><text:span text:style-name="Strong_20_Emphasis">Executioner’s Bonus</text:span> (+30 extra damage against enemies below 50% HP) </text:p>
            </text:list-item>
          </text:list>
        </text:list-item>
        <text:list-item>
          <text:p text:style-name="P1"><text:span text:style-name="Strong_20_Emphasis">Duration:</text:span> <text:span text:style-name="Strong_20_Emphasis">3 turns</text:span>. </text:p>
        </text:list-item>
        <text:list-item>
          <text:p text:style-name="P2"><text:span text:style-name="Strong_20_Emphasis">Cooldown:</text:span> <text:span text:style-name="Strong_20_Emphasis">6 turns</text:span>. </text:p>
        </text:list-item>
      </text:list>
      <text:p text:style-name="Text_20_body">2️⃣ <text:span text:style-name="Strong_20_Emphasis">Bloody Rampage</text:span> – <text:span text:style-name="Emphasis">(AoE Missing HP Damage + Hemorrhage Infliction)</text:span></text:p>
      <text:list text:style-name="L2">
        <text:list-item>
          <text:p text:style-name="P3"><text:span text:style-name="Strong_20_Emphasis">Deals basic attack damage + 20% of her missing HP</text:span> to <text:span text:style-name="Strong_20_Emphasis">all enemies</text:span>. </text:p>
        </text:list-item>
        <text:list-item>
          <text:p text:style-name="P3">If enemies already <text:span text:style-name="Strong_20_Emphasis">Bleeding</text:span>, they <text:span text:style-name="Strong_20_Emphasis">gain Hemorrhage</text:span> (enhanced Bleeding). </text:p>
        </text:list-item>
        <text:list-item>
          <text:p text:style-name="P4"><text:span text:style-name="Strong_20_Emphasis">Cooldown:</text:span> <text:span text:style-name="Strong_20_Emphasis">10 turns</text:span>. </text:p>
        </text:list-item>
      </text:list>
      <text:p text:style-name="Text_20_body">3️⃣ <text:span text:style-name="Strong_20_Emphasis">Bloodforged Resilience</text:span> – <text:span text:style-name="Emphasis">(Healing Buff + Shield + Lifesteal)</text:span></text:p>
      <text:list text:style-name="L3">
        <text:list-item>
          <text:p text:style-name="P5"><text:span text:style-name="Strong_20_Emphasis">Gains +50% bonus healing received</text:span>. </text:p>
        </text:list-item>
        <text:list-item>
          <text:p text:style-name="P5"><text:span text:style-name="Strong_20_Emphasis">Grants a 50 HP shield</text:span>. </text:p>
        </text:list-item>
        <text:list-item>
          <text:p text:style-name="P5"><text:span text:style-name="Strong_20_Emphasis">Gains 25% Lifesteal</text:span>. </text:p>
        </text:list-item>
        <text:list-item>
          <text:p text:style-name="P6"><text:span text:style-name="Strong_20_Emphasis">Cooldown:</text:span> <text:span text:style-name="Strong_20_Emphasis">5 turns</text:span>. </text:p>
        </text:list-item>
      </text:list>
      <text:p text:style-name="Text_20_body">4️⃣ <text:span text:style-name="Strong_20_Emphasis">Crimson Execution</text:span> – <text:span text:style-name="Emphasis">(Missing HP-Based Strike + Bleeding Infliction)</text:span></text:p>
      <text:list text:style-name="L4">
        <text:list-item>
          <text:p text:style-name="P7"><text:span text:style-name="Strong_20_Emphasis">Deals 20% of her missing HP as bonus damage</text:span> + basic attack. </text:p>
        </text:list-item>
        <text:list-item>
          <text:p text:style-name="P7"><text:span text:style-name="Strong_20_Emphasis">Inflicts Bleeding</text:span>. </text:p>
        </text:list-item>
        <text:list-item>
          <text:p text:style-name="P8"><text:span text:style-name="Strong_20_Emphasis">Cooldown:</text:span> <text:span text:style-name="Strong_20_Emphasis">2 turns</text:span>. </text:p>
        </text:list-item>
      </text:list>
      <text:p text:style-name="Text_20_body">5️⃣ <text:span text:style-name="Strong_20_Emphasis">Ruthless Verdict</text:span> – <text:span text:style-name="Emphasis">(Target HP-Based Damage + DEX Debuff + Stun)</text:span></text:p>
      <text:list text:style-name="L5">
        <text:list-item>
          <text:p text:style-name="P9"><text:span text:style-name="Strong_20_Emphasis">Deals 20% of target’s current HP as damage</text:span>. </text:p>
        </text:list-item>
        <text:list-item>
          <text:p text:style-name="P9"><text:span text:style-name="Strong_20_Emphasis">Reduces target’s DEX by -5 for 3 turns</text:span>. </text:p>
        </text:list-item>
        <text:list-item>
          <text:p text:style-name="P10"><text:span text:style-name="Strong_20_Emphasis">Stuns for 1 turn</text:span>.</text:p>
        </text:list-item>
        <text:list-item>
          <text:p text:style-name="P10"><text:span text:style-name="T1">Inflicts Hemorrhage</text:span> </text:p>
        </text:list-item>
        <text:list-item>
          <text:p text:style-name="P11"><text:span text:style-name="Strong_20_Emphasis">Cooldown:</text:span> <text:span text:style-name="T1">8</text:span><text:span text:style-name="Strong_20_Emphasis"> turns</text:span>. </text:p>
        </text:list-item>
      </text:list>
      <text:h text:style-name="P12" text:outline-level="2"><text:span text:style-name="Strong_20_Emphasis">⚔️ Rita Sundervale – The Drunken Warmonger (STR-WIS)</text:span></text:h>
      <text:p text:style-name="Text_20_body"><text:span text:style-name="Emphasis">A former knight turned rowdy mercenary, loud-mouthed and lethal in equal measure.</text:span></text:p>
      <text:p text:style-name="Text_20_body">1️⃣ <text:span text:style-name="Strong_20_Emphasis">Sundering Blow</text:span> – <text:span text:style-name="Emphasis">(Armor-Piercing Heavy Strike + Bleeding)</text:span></text:p>
      <text:list text:style-name="L6">
        <text:list-item>
          <text:p text:style-name="P13"><text:span text:style-name="Strong_20_Emphasis">Deals STR × 4 damage</text:span>. </text:p>
        </text:list-item>
        <text:list-item>
          <text:p text:style-name="P13"><text:span text:style-name="Strong_20_Emphasis">Ignores 30% of target’s armor</text:span>. </text:p>
        </text:list-item>
        <text:list-item>
          <text:p text:style-name="P13"><text:span text:style-name="Strong_20_Emphasis">Inflicts Bleeding</text:span>. </text:p>
        </text:list-item>
        <text:list-item>
          <text:p text:style-name="P14"><text:span text:style-name="Strong_20_Emphasis">Cooldown:</text:span> <text:span text:style-name="Strong_20_Emphasis">5 turns</text:span>. </text:p>
        </text:list-item>
      </text:list>
      <text:p text:style-name="Text_20_body"><text:bookmark-start text:name="__DdeLink__996_543913528"/>2️⃣ <text:span text:style-name="Strong_20_Emphasis">Battle Hymn</text:span> – <text:span text:style-name="Emphasis">(Self-Buff: Strength &amp; Healing + Dispel)</text:span></text:p>
      <text:list text:style-name="L7">
        <text:list-item>
          <text:p text:style-name="P15"><text:span text:style-name="Strong_20_Emphasis">Restores 20% HP</text:span>. </text:p>
        </text:list-item>
        <text:list-item>
          <text:p text:style-name="P15"><text:span text:style-name="Strong_20_Emphasis">Increases STR by +5</text:span> for 3 turns. </text:p>
        </text:list-item>
        <text:list-item>
          <text:p text:style-name="P15"><text:span text:style-name="Strong_20_Emphasis">Dispels</text:span> </text:p>
        </text:list-item>
        <text:list-item>
          <text:p text:style-name="P16"><text:span text:style-name="Strong_20_Emphasis">Cooldown:</text:span> <text:span text:style-name="Strong_20_Emphasis">6 turns</text:span>. <text:bookmark-end text:name="__DdeLink__996_543913528"/></text:p>
        </text:list-item>
      </text:list>
      <text:p text:style-name="Text_20_body">3️⃣ <text:span text:style-name="Strong_20_Emphasis">Reckless Charge</text:span> – <text:span text:style-name="Emphasis">(Heavy Strike + Stun)</text:span></text:p>
      <text:list text:style-name="L8">
        <text:list-item>
          <text:p text:style-name="P17"><text:span text:style-name="Strong_20_Emphasis">Deals STR × 3 damage</text:span>. </text:p>
        </text:list-item>
        <text:list-item>
          <text:p text:style-name="P17"><text:span text:style-name="Strong_20_Emphasis">Stuns for 1 turn</text:span>. </text:p>
        </text:list-item>
        <text:list-item>
          <text:p text:style-name="P18"><text:span text:style-name="Strong_20_Emphasis">Cooldown:</text:span> <text:span text:style-name="Strong_20_Emphasis">3 turns</text:span>. </text:p>
        </text:list-item>
      </text:list>
      <text:p text:style-name="Text_20_body"><text:bookmark-start text:name="__DdeLink__1000_543913528"/>4️⃣ <text:span text:style-name="Strong_20_Emphasis">Battle Party</text:span> – <text:span text:style-name="Emphasis">(AoE Party Buff: Damage &amp; Healing Boost)</text:span></text:p>
      <text:list text:style-name="L9">
        <text:list-item>
          <text:p text:style-name="P19"><text:span text:style-name="Strong_20_Emphasis">All allies gain +25% extra damage</text:span> and <text:span text:style-name="Strong_20_Emphasis">+10 HP Regen for 3 turns</text:span>.</text:p>
        </text:list-item>
        <text:list-item>
          <text:p text:style-name="P19"><text:span text:style-name="T2">Dispels all allies</text:span> </text:p>
        </text:list-item>
        <text:list-item>
          <text:p text:style-name="P20"><text:span text:style-name="Strong_20_Emphasis">Cooldown:</text:span> <text:span text:style-name="Strong_20_Emphasis">8 turns</text:span>. <text:bookmark-end text:name="__DdeLink__1000_543913528"/></text:p>
        </text:list-item>
      </text:list>
      <text:p text:style-name="Text_20_body">5️⃣ <text:span text:style-name="Strong_20_Emphasis">Skullsplitter</text:span> – <text:span text:style-name="Emphasis">(Heavy Strike + Withering Infliction)</text:span></text:p>
      <text:list text:style-name="L10">
        <text:list-item>
          <text:p text:style-name="P21"><text:span text:style-name="Strong_20_Emphasis">Deals STR × </text:span><text:span text:style-name="Strong_20_Emphasis"><text:span text:style-name="T3">3</text:span></text:span><text:span text:style-name="Strong_20_Emphasis"> damage</text:span>. </text:p>
        </text:list-item>
        <text:list-item>
          <text:p text:style-name="P21"><text:span text:style-name="Strong_20_Emphasis">Inflicts </text:span><text:span text:style-name="Strong_20_Emphasis"><text:span text:style-name="T3">Silence for 1 turns</text:span></text:span>. </text:p>
        </text:list-item>
        <text:list-item>
          <text:p text:style-name="P22"><text:span text:style-name="Strong_20_Emphasis">Cooldown:</text:span> <text:span text:style-name="Strong_20_Emphasis">2 turns</text:span>. </text:p>
        </text:list-item>
      </text:list>
      <text:h text:style-name="Heading_20_2" text:outline-level="2"><text:span text:style-name="Strong_20_Emphasis"/></text:h>
      <text:h text:style-name="P12" text:outline-level="2"><text:span text:style-name="Strong_20_Emphasis">🛡️ Sabine Eldenheart – The Stalwart Tactician (WIS-DEX)</text:span></text:h>
      <text:p text:style-name="Text_20_body"><text:span text:style-name="Emphasis">A brilliant military strategist, both a warrior and a protector on the battlefield.</text:span></text:p>
      <text:p text:style-name="Text_20_body"><text:bookmark-start text:name="__DdeLink__1004_543913528"/>1️⃣ <text:span text:style-name="Strong_20_Emphasis">Guardian’s Bulwark</text:span> – <text:span text:style-name="Emphasis">(AoE Shielding Buff)</text:span></text:p>
      <text:list text:style-name="L11">
        <text:list-item>
          <text:p text:style-name="P23"><text:span text:style-name="Strong_20_Emphasis">All allies gain a 50 HP shield</text:span>. </text:p>
        </text:list-item>
        <text:list-item>
          <text:p text:style-name="P24"><text:span text:style-name="Strong_20_Emphasis">Cooldown:</text:span> <text:span text:style-name="Strong_20_Emphasis">7 turns</text:span>. <text:bookmark-end text:name="__DdeLink__1004_543913528"/></text:p>
        </text:list-item>
      </text:list>
      <text:p text:style-name="Text_20_body">2️⃣ <text:span text:style-name="Strong_20_Emphasis">Radiant Purge</text:span> – <text:span text:style-name="Emphasis">(AoE Healing + Regen Buff)</text:span></text:p>
      <text:list text:style-name="L12">
        <text:list-item>
          <text:p text:style-name="P25"><text:span text:style-name="Strong_20_Emphasis">Heals all allies for WIS × 3</text:span>. </text:p>
        </text:list-item>
        <text:list-item>
          <text:p text:style-name="P25"><text:span text:style-name="Strong_20_Emphasis">Grants 10 HP Regen for 3 turns</text:span>. </text:p>
        </text:list-item>
        <text:list-item>
          <text:p text:style-name="P26">All allies are dispeled</text:p>
        </text:list-item>
        <text:list-item>
          <text:p text:style-name="P27"><text:span text:style-name="Strong_20_Emphasis">Cooldown:</text:span> <text:span text:style-name="Strong_20_Emphasis">7 turns</text:span>. </text:p>
        </text:list-item>
      </text:list>
      <text:p text:style-name="Text_20_body"><text:bookmark-start text:name="__DdeLink__1008_543913528"/>3️⃣ <text:span text:style-name="Strong_20_Emphasis">Battlefield Command</text:span> – <text:span text:style-name="Emphasis">(Targeted Buff: Speed &amp; Strength Boost)</text:span></text:p>
      <text:list text:style-name="L13">
        <text:list-item>
          <text:p text:style-name="P28"><text:span text:style-name="Strong_20_Emphasis">Target ally gains +5 DEX</text:span> and <text:span text:style-name="Strong_20_Emphasis">+25% extra damage for 3 turns</text:span>. </text:p>
        </text:list-item>
        <text:list-item>
          <text:p text:style-name="P29">Dispels the ally</text:p>
        </text:list-item>
        <text:list-item>
          <text:p text:style-name="P30"><text:span text:style-name="Strong_20_Emphasis">Cooldown:</text:span> <text:span text:style-name="Strong_20_Emphasis">7 turns</text:span>. <text:bookmark-end text:name="__DdeLink__1008_543913528"/></text:p>
        </text:list-item>
      </text:list>
      <text:p text:style-name="Text_20_body"><text:bookmark-start text:name="__DdeLink__1015_543913528"/>4️⃣ <text:span text:style-name="Strong_20_Emphasis">Guardian’s Judgment</text:span> – <text:span text:style-name="Emphasis">(Magic Resistance Shred + Damage + Withering Infliction)</text:span></text:p>
      <text:list text:style-name="L14">
        <text:list-item>
          <text:p text:style-name="P31"><text:bookmark-start text:name="__DdeLink__5954_173588836"/><text:span text:style-name="Strong_20_Emphasis">Reduces target’s Physical &amp; Magic Resistance by 50% for 3 turns</text:span>. <text:bookmark-end text:name="__DdeLink__5954_173588836"/></text:p>
        </text:list-item>
        <text:list-item>
          <text:p text:style-name="P31"><text:span text:style-name="Strong_20_Emphasis">Deals WIS × 4 damage</text:span>. </text:p>
        </text:list-item>
        <text:list-item>
          <text:p text:style-name="P31"><text:span text:style-name="Strong_20_Emphasis">Inflicts Withering</text:span>.</text:p>
        </text:list-item>
        <text:list-item>
          <text:p text:style-name="P32">Silences target for 1 turns</text:p>
        </text:list-item>
        <text:list-item>
          <text:p text:style-name="P33"><text:span text:style-name="Strong_20_Emphasis">Cooldown:</text:span> <text:span text:style-name="Strong_20_Emphasis">5 turns</text:span>. <text:bookmark-end text:name="__DdeLink__1015_543913528"/></text:p>
        </text:list-item>
      </text:list>
      <text:p text:style-name="Text_20_body">5️⃣ <text:span text:style-name="Strong_20_Emphasis">Bastion’s Wrath</text:span> – <text:span text:style-name="Emphasis">(Self-Buff: Reflect &amp; Damage Boost + Lifesteal)</text:span></text:p>
      <text:list text:style-name="L15">
        <text:list-item>
          <text:p text:style-name="P34"><text:bookmark-start text:name="__DdeLink__5950_173588836"/><text:span text:style-name="Strong_20_Emphasis">Gains 30% Damage Reflect, 30% Damage Resistance, 30% Extra Damage, &amp; 25% Lifesteal</text:span>. <text:bookmark-end text:name="__DdeLink__5950_173588836"/></text:p>
        </text:list-item>
        <text:list-item>
          <text:p text:style-name="P34"><text:span text:style-name="Strong_20_Emphasis">Duration:</text:span> <text:span text:style-name="Strong_20_Emphasis">3 turns</text:span>. </text:p>
        </text:list-item>
        <text:list-item>
          <text:p text:style-name="P35"><text:span text:style-name="Strong_20_Emphasis">Cooldown:</text:span> <text:span text:style-name="Strong_20_Emphasis">5 turns</text:span>. </text:p>
        </text:list-item>
      </text:list>
      <text:h text:style-name="P12" text:outline-level="2"><text:span text:style-name="Strong_20_Emphasis">🔥 Thalia Solmere – The Firebrand Exorcist (INT-WIS)</text:span></text:h>
      <text:p text:style-name="Text_20_body"><text:span text:style-name="Emphasis">A battle-priestess wielding devastating fire magic, driven by grief and vengeance against the undead.</text:span></text:p>
      <text:p text:style-name="Text_20_body">1️⃣ <text:span text:style-name="Strong_20_Emphasis"><text:span text:style-name="T2">Scorching Wrath</text:span></text:span> – <text:span text:style-name="Emphasis">(AoE Firestorm + Damage Amp Debuff + Manaburn)</text:span></text:p>
      <text:list text:style-name="L16">
        <text:list-item>
          <text:p text:style-name="P36"><text:span text:style-name="Strong_20_Emphasis">Deals INT × 3 damage</text:span> to <text:span text:style-name="Strong_20_Emphasis">all enemies</text:span>. </text:p>
        </text:list-item>
        <text:list-item>
          <text:p text:style-name="P36"><text:span text:style-name="Strong_20_Emphasis">Inflicts Manaburn</text:span>. </text:p>
        </text:list-item>
        <text:list-item>
          <text:p text:style-name="P36"><text:span text:style-name="Strong_20_Emphasis">Increases all damage received by 25% for 3 turns</text:span>. </text:p>
        </text:list-item>
        <text:list-item>
          <text:p text:style-name="P37"><text:span text:style-name="Strong_20_Emphasis">Cooldown:</text:span> <text:span text:style-name="T2">5</text:span><text:span text:style-name="Strong_20_Emphasis"> turns</text:span>. </text:p>
        </text:list-item>
      </text:list>
      <text:p text:style-name="Text_20_body"><text:bookmark-start text:name="__DdeLink__1019_543913528"/>2️⃣ <text:span text:style-name="Strong_20_Emphasis">Solar Flare</text:span> – <text:span text:style-name="Emphasis">(Heavy Single-Target Magic Strike – Pierces Resistances)</text:span></text:p>
      <text:list text:style-name="L17">
        <text:list-item>
          <text:p text:style-name="P38"><text:span text:style-name="Strong_20_Emphasis">Deals INT × 8 damage</text:span>. </text:p>
        </text:list-item>
        <text:list-item>
          <text:p text:style-name="P38"><text:span text:style-name="Strong_20_Emphasis">Bypasses 25% of target’s Magic Resistance</text:span>. </text:p>
        </text:list-item>
        <text:list-item>
          <text:p text:style-name="P39">Silences the target for 3 turns</text:p>
        </text:list-item>
        <text:list-item>
          <text:p text:style-name="P40"><text:span text:style-name="Strong_20_Emphasis">Cooldown:</text:span> <text:span text:style-name="Strong_20_Emphasis">10 turns</text:span>. <text:bookmark-end text:name="__DdeLink__1019_543913528"/></text:p>
        </text:list-item>
      </text:list>
      <text:p text:style-name="Text_20_body">3️⃣ <text:span text:style-name="Strong_20_Emphasis">Dawnlight Aegis</text:span> – <text:span text:style-name="Emphasis">(AoE Barrier + Healing Boost Buff)</text:span></text:p>
      <text:list text:style-name="L18">
        <text:list-item>
          <text:p text:style-name="P41"><text:span text:style-name="Strong_20_Emphasis">All allies gain a barrier that nullifies one instance of damage</text:span>. </text:p>
        </text:list-item>
        <text:list-item>
          <text:p text:style-name="P41"><text:span text:style-name="Strong_20_Emphasis">All allies receive +25% Healing for 3 turns</text:span>. </text:p>
        </text:list-item>
        <text:list-item>
          <text:p text:style-name="P42">All allies receive 20 hp per turn for 3 turns</text:p>
        </text:list-item>
        <text:list-item>
          <text:p text:style-name="P43"><text:span text:style-name="Strong_20_Emphasis">Cooldown:</text:span> <text:span text:style-name="Strong_20_Emphasis">8 turns</text:span>. </text:p>
        </text:list-item>
      </text:list>
      <text:p text:style-name="Text_20_body">4️⃣ <text:span text:style-name="Strong_20_Emphasis">Phoenix’s Resolve</text:span> – <text:span text:style-name="Emphasis">(Self-Buff: Lifesteal + INT Boost + Executioner’s Bonus)</text:span></text:p>
      <text:list text:style-name="L19">
        <text:list-item>
          <text:p text:style-name="P44"><text:span text:style-name="Strong_20_Emphasis">Grants +5 INT</text:span> and <text:span text:style-name="Strong_20_Emphasis">50% Lifesteal for 1 turn</text:span>. </text:p>
        </text:list-item>
        <text:list-item>
          <text:p text:style-name="P44"><text:span text:style-name="Strong_20_Emphasis">Gains Executioner’s Bonus</text:span> (<text:span text:style-name="Strong_20_Emphasis">+30 extra damage against enemies below 50% HP</text:span>). </text:p>
        </text:list-item>
        <text:list-item>
          <text:p text:style-name="P45"><text:span text:style-name="Strong_20_Emphasis">Cooldown:</text:span> <text:span text:style-name="Strong_20_Emphasis">7 turns</text:span>. </text:p>
        </text:list-item>
      </text:list>
      <text:p text:style-name="Text_20_body">5️⃣ <text:span text:style-name="Strong_20_Emphasis"><text:span text:style-name="T2">Ashen Rain</text:span></text:span> – <text:span text:style-name="Emphasis">(AoE Fireblast – INT Scaling)</text:span></text:p>
      <text:list text:style-name="L20">
        <text:list-item>
          <text:p text:style-name="P46"><text:span text:style-name="Strong_20_Emphasis">Deals INT × 2 damage to all enemies</text:span>. </text:p>
        </text:list-item>
        <text:list-item>
          <text:p text:style-name="P47"><text:span text:style-name="Strong_20_Emphasis">Cooldown:</text:span> <text:span text:style-name="T2">2</text:span><text:span text:style-name="Strong_20_Emphasis"> turns</text:span>. </text:p>
        </text:list-item>
      </text:list>
      <text:h text:style-name="P12" text:outline-level="2"><text:span text:style-name="Strong_20_Emphasis">⚙️ Leah Sparks – The Clockwork Maiden (DEX-INT)</text:span></text:h>
      <text:p text:style-name="Text_20_body"><text:span text:style-name="Emphasis">A reckless, sharp-tongued artificer who fights with gadgets, explosives, and chaotic precision.</text:span></text:p>
      <text:p text:style-name="Text_20_body">1️⃣ <text:span text:style-name="Strong_20_Emphasis">Clockwork Overdrive</text:span> – <text:span text:style-name="Emphasis">(Targeted Buff – Speed &amp; Damage Boost)</text:span></text:p>
      <text:list text:style-name="L21">
        <text:list-item>
          <text:p text:style-name="P48">Grants an <text:span text:style-name="Strong_20_Emphasis">ally or herself</text:span> <text:span text:style-name="Strong_20_Emphasis">+3 DEX</text:span> and <text:span text:style-name="Strong_20_Emphasis">+25% extra damage</text:span> for <text:span text:style-name="Strong_20_Emphasis">3 turns</text:span>. </text:p>
        </text:list-item>
        <text:list-item>
          <text:p text:style-name="P49"><text:span text:style-name="Strong_20_Emphasis">Cooldown:</text:span> <text:span text:style-name="Strong_20_Emphasis">6 turns</text:span>. </text:p>
        </text:list-item>
      </text:list>
      <text:p text:style-name="Text_20_body">2️⃣ <text:span text:style-name="Strong_20_Emphasis">Tesla Burst</text:span> – <text:span text:style-name="Emphasis">(AoE Shockwave – Basic Damage + Manaburn)</text:span></text:p>
      <text:list text:style-name="L22">
        <text:list-item>
          <text:p text:style-name="P50">Hits <text:span text:style-name="Strong_20_Emphasis">all enemies</text:span> for <text:span text:style-name="Strong_20_Emphasis">basic attack damage</text:span>. </text:p>
        </text:list-item>
        <text:list-item>
          <text:p text:style-name="P50">Inflicts <text:span text:style-name="Strong_20_Emphasis">Manaburn</text:span>. </text:p>
        </text:list-item>
        <text:list-item>
          <text:p text:style-name="P51"><text:span text:style-name="Strong_20_Emphasis">No Cooldown</text:span>. <text:span text:style-name="Emphasis">(Spammable AoE attack! ⚡🔥)</text:span> </text:p>
        </text:list-item>
      </text:list>
      <text:p text:style-name="Text_20_body">3️⃣ <text:span text:style-name="Strong_20_Emphasis">Tinkerer's Gambit</text:span> – <text:span text:style-name="Emphasis">(Self-Barrier + Damage Boost Buff)</text:span></text:p>
      <text:list text:style-name="L23">
        <text:list-item>
          <text:p text:style-name="P52">Grants <text:span text:style-name="Strong_20_Emphasis">a barrier with 50 HP</text:span>. </text:p>
        </text:list-item>
        <text:list-item>
          <text:p text:style-name="P52">Increases Leah’s <text:span text:style-name="Strong_20_Emphasis">damage by 50% for 1 turn</text:span>. </text:p>
        </text:list-item>
        <text:list-item>
          <text:p text:style-name="P53"><text:span text:style-name="Strong_20_Emphasis">Cooldown:</text:span> <text:span text:style-name="Strong_20_Emphasis">3 turns</text:span>. </text:p>
        </text:list-item>
      </text:list>
      <text:p text:style-name="Text_20_body"><text:bookmark-start text:name="__DdeLink__1023_543913528"/>4️⃣ <text:span text:style-name="Strong_20_Emphasis">Toxic Grenade</text:span> – <text:span text:style-name="Emphasis">(AoE Poison Attack – DEX Scaling)</text:span></text:p>
      <text:list text:style-name="L24">
        <text:list-item>
          <text:p text:style-name="P54"><text:span text:style-name="Strong_20_Emphasis">Deals DEX × 3</text:span> damage to <text:span text:style-name="Strong_20_Emphasis">all enemies</text:span>. </text:p>
        </text:list-item>
        <text:list-item>
          <text:p text:style-name="P54"><text:span text:style-name="Strong_20_Emphasis">Inflicts Poison</text:span> on all targets. </text:p>
        </text:list-item>
        <text:list-item>
          <text:p text:style-name="P55">Inflicts Silence on all targets for 1 turn.</text:p>
        </text:list-item>
        <text:list-item>
          <text:p text:style-name="P56"><text:span text:style-name="Strong_20_Emphasis">Cooldown:</text:span> <text:span text:style-name="Strong_20_Emphasis">7 turns</text:span>. <text:bookmark-end text:name="__DdeLink__1023_543913528"/></text:p>
        </text:list-item>
      </text:list>
      <text:p text:style-name="Text_20_body">5️⃣ <text:span text:style-name="Strong_20_Emphasis">Clockwork Murder</text:span> – <text:span text:style-name="Emphasis">(Single-Target Assassination Strike – High DEX Scaling + Poison)</text:span></text:p>
      <text:list text:style-name="L25">
        <text:list-item>
          <text:p text:style-name="P57"><text:span text:style-name="Strong_20_Emphasis">Deals DEX × 5</text:span> damage to a single enemy. </text:p>
        </text:list-item>
        <text:list-item>
          <text:p text:style-name="P57"><text:span text:style-name="Strong_20_Emphasis">Bypasses 50% of Resistances</text:span>. </text:p>
        </text:list-item>
        <text:list-item>
          <text:p text:style-name="P57"><text:span text:style-name="Strong_20_Emphasis">Inflicts Poison</text:span>. </text:p>
        </text:list-item>
        <text:list-item>
          <text:p text:style-name="P58"><text:span text:style-name="Strong_20_Emphasis">Cooldown:</text:span> <text:span text:style-name="Strong_20_Emphasis">4 turns</text:span>.</text:p>
        </text:list-item>
      </text:list>
      <text:p text:style-name="Standard"/>
      <text:h text:style-name="P12" text:outline-level="2"><text:span text:style-name="Strong_20_Emphasis">🔥 Sarmella – The Demonic Juggernaut (CON-STR)</text:span></text:h>
      <text:p text:style-name="Text_20_body"><text:span text:style-name="Emphasis">"I will break you… and when you beg for death, I will grant it."</text:span></text:p>
      <text:p text:style-name="Text_20_body">💀 <text:span text:style-name="Strong_20_Emphasis">Passive:</text:span> +25% Lifesteal</text:p>
      <text:p text:style-name="Text_20_body">1️⃣ <text:span text:style-name="Strong_20_Emphasis">Hellforged Resilience</text:span> <text:span text:style-name="Emphasis">(Self-Buff: Damage Resistance &amp; Lifesteal Boost)</text:span></text:p>
      <text:list text:style-name="L26">
        <text:list-item>
          <text:p text:style-name="P59">+30% Damage Resistance for 3 turns. </text:p>
        </text:list-item>
        <text:list-item>
          <text:p text:style-name="P59">Lifesteal increased to <text:span text:style-name="T1">25</text:span>% for the duration. </text:p>
        </text:list-item>
        <text:list-item>
          <text:p text:style-name="P60"><text:span text:style-name="Strong_20_Emphasis">Cooldown:</text:span> 6 turns. </text:p>
        </text:list-item>
      </text:list>
      <text:p text:style-name="Text_20_body">2️⃣ <text:span text:style-name="Strong_20_Emphasis">Titanic Slam</text:span> <text:span text:style-name="Emphasis">(AoE Staggering Strike – Heavy Damage &amp; DEX Debuff &amp; Silence)</text:span></text:p>
      <text:list text:style-name="L27">
        <text:list-item>
          <text:p text:style-name="P61"><text:span text:style-name="Strong_20_Emphasis">Deals CON × 3 damage</text:span> to all enemies. </text:p>
        </text:list-item>
        <text:list-item>
          <text:p text:style-name="P61"><text:span text:style-name="Strong_20_Emphasis">Reduces all enemies’ DEX by -3</text:span> for 3 turns. </text:p>
        </text:list-item>
        <text:list-item>
          <text:p text:style-name="P61"><text:span text:style-name="Strong_20_Emphasis">Inflicts Silence for 1 turn</text:span>. </text:p>
        </text:list-item>
        <text:list-item>
          <text:p text:style-name="P62"><text:span text:style-name="Strong_20_Emphasis">Cooldown:</text:span> 8 turns. </text:p>
        </text:list-item>
      </text:list>
      <text:p text:style-name="Text_20_body">3️⃣ <text:span text:style-name="Strong_20_Emphasis">Fleshshredder</text:span> <text:span text:style-name="Emphasis">(Single-Target Heavy Strike – Bleeding Infliction)</text:span></text:p>
      <text:list text:style-name="L28">
        <text:list-item>
          <text:p text:style-name="P63"><text:span text:style-name="Strong_20_Emphasis">Deals STR × 3 damage</text:span>. </text:p>
        </text:list-item>
        <text:list-item>
          <text:p text:style-name="P63"><text:span text:style-name="Strong_20_Emphasis">Inflicts Bleeding</text:span>. </text:p>
        </text:list-item>
        <text:list-item>
          <text:p text:style-name="P64"><text:span text:style-name="Strong_20_Emphasis">Cooldown:</text:span> 3 turns. </text:p>
        </text:list-item>
      </text:list>
      <text:p text:style-name="Text_20_body">4️⃣ <text:span text:style-name="Strong_20_Emphasis">Infernal Endurance</text:span> <text:span text:style-name="Emphasis">(Self-Buff: HP Regen &amp; Damage Reflection)</text:span></text:p>
      <text:list text:style-name="L29">
        <text:list-item>
          <text:p text:style-name="P65"><text:span text:style-name="Strong_20_Emphasis">Regenerates </text:span><text:span text:style-name="Strong_20_Emphasis"><text:span text:style-name="T1">20</text:span></text:span><text:span text:style-name="Strong_20_Emphasis"> HP per turn</text:span> for 3 turns. </text:p>
        </text:list-item>
        <text:list-item>
          <text:p text:style-name="P65"><text:span text:style-name="Strong_20_Emphasis">Gains 25% Damage Reflection</text:span> (returns part of damage taken). </text:p>
        </text:list-item>
        <text:list-item>
          <text:p text:style-name="P66"><text:span text:style-name="Strong_20_Emphasis">Cooldown:</text:span> 6 turns. </text:p>
        </text:list-item>
      </text:list>
      <text:p text:style-name="Text_20_body">5️⃣ <text:span text:style-name="Strong_20_Emphasis">Overwhelming Onslaught</text:span> <text:span text:style-name="Emphasis">(Brutal Finisher – Missing HP Scaling &amp; Hemorrhage)</text:span></text:p>
      <text:list text:style-name="L30">
        <text:list-item>
          <text:p text:style-name="P67"><text:span text:style-name="Strong_20_Emphasis">Deals CON × 3 + 20% of missing HP as bonus damage</text:span>. </text:p>
        </text:list-item>
        <text:list-item>
          <text:p text:style-name="P67"><text:span text:style-name="Strong_20_Emphasis">Inflicts Hemorrhage</text:span>. </text:p>
        </text:list-item>
        <text:list-item>
          <text:p text:style-name="P68"><text:span text:style-name="Strong_20_Emphasis">Cooldown:</text:span> 5 turns. </text:p>
        </text:list-item>
      </text:list>
      <text:h text:style-name="Heading_20_2" text:outline-level="2"><text:span text:style-name="Strong_20_Emphasis"/></text:h>
      <text:h text:style-name="P12" text:outline-level="2"><text:span text:style-name="Strong_20_Emphasis">🩸 Isadora – The Crimson Waltz (DEX-STR)</text:span></text:h>
      <text:p text:style-name="Text_20_body"><text:span text:style-name="Emphasis">"Shall we dance? Let me take the lead… to your demise."</text:span></text:p>
      <text:p text:style-name="Text_20_body">💀 <text:span text:style-name="Strong_20_Emphasis">Passive:</text:span> +25% Lifesteal</text:p>
      <text:p text:style-name="Text_20_body">1️⃣ <text:span text:style-name="Strong_20_Emphasis">Dagger Dance</text:span> <text:span text:style-name="Emphasis">(AoE Bleed Attack – DEX Scaling)</text:span></text:p>
      <text:list text:style-name="L31">
        <text:list-item>
          <text:p text:style-name="P69"><text:span text:style-name="Strong_20_Emphasis">Deals DEX × 2 damage to all enemies</text:span>. </text:p>
        </text:list-item>
        <text:list-item>
          <text:p text:style-name="P69"><text:span text:style-name="Strong_20_Emphasis">Inflicts Bleeding for 3 turns</text:span>. </text:p>
        </text:list-item>
        <text:list-item>
          <text:p text:style-name="P69"><text:span text:style-name="Strong_20_Emphasis">Duration:</text:span> 4 turns. </text:p>
        </text:list-item>
        <text:list-item>
          <text:p text:style-name="P70"><text:span text:style-name="Strong_20_Emphasis">Cooldown:</text:span> 5 turns. </text:p>
        </text:list-item>
      </text:list>
      <text:p text:style-name="Text_20_body">2️⃣ <text:span text:style-name="Strong_20_Emphasis">Crimson Waltz</text:span> <text:span text:style-name="Emphasis">(Self-Buff: Lifesteal &amp; Speed Boost)</text:span></text:p>
      <text:list text:style-name="L32">
        <text:list-item>
          <text:p text:style-name="P71"><text:span text:style-name="Strong_20_Emphasis">Gains +5 DEX for 3 turns</text:span>. </text:p>
        </text:list-item>
        <text:list-item>
          <text:p text:style-name="P71"><text:span text:style-name="Strong_20_Emphasis">Gains +25% Lifesteal for 3 turns</text:span>. </text:p>
        </text:list-item>
        <text:list-item>
          <text:p text:style-name="P72"><text:span text:style-name="Strong_20_Emphasis">Cooldown:</text:span> 6 turns. </text:p>
        </text:list-item>
      </text:list>
      <text:p text:style-name="Text_20_body">3️⃣ <text:span text:style-name="Strong_20_Emphasis">Bloodletting</text:span> <text:span text:style-name="Emphasis">(Single-Target Strike – Extra Bleed Damage)</text:span></text:p>
      <text:list text:style-name="L33">
        <text:list-item>
          <text:p text:style-name="P73"><text:span text:style-name="Strong_20_Emphasis">Deals STR × 3 damage</text:span>. </text:p>
        </text:list-item>
        <text:list-item>
          <text:p text:style-name="P73"><text:span text:style-name="Strong_20_Emphasis">Inflicts Bleeding for 3 turns</text:span>. </text:p>
        </text:list-item>
        <text:list-item>
          <text:p text:style-name="P74"><text:span text:style-name="Strong_20_Emphasis">Cooldown:</text:span> 3 turns. </text:p>
        </text:list-item>
      </text:list>
      <text:p text:style-name="Text_20_body">4️⃣ <text:span text:style-name="Strong_20_Emphasis">Dark Seduction</text:span> <text:span text:style-name="Emphasis">(Single-Target Control – Silence &amp; Healing Reduction)</text:span></text:p>
      <text:list text:style-name="L34">
        <text:list-item>
          <text:p text:style-name="P75"><text:span text:style-name="Strong_20_Emphasis">Silences target for 3 turns</text:span>. </text:p>
        </text:list-item>
        <text:list-item>
          <text:p text:style-name="P75"><text:span text:style-name="Strong_20_Emphasis">Reduces target’s Healing Received by 50%</text:span> for 3 turns. </text:p>
        </text:list-item>
        <text:list-item>
          <text:p text:style-name="P76"><text:span text:style-name="Strong_20_Emphasis">Cooldown:</text:span> 8 turns. </text:p>
        </text:list-item>
      </text:list>
      <text:p text:style-name="Text_20_body">5️⃣ <text:span text:style-name="Strong_20_Emphasis">Exsanguinate</text:span> <text:span text:style-name="Emphasis">(Single-Target Attack – Poison &amp; Silence)</text:span></text:p>
      <text:list text:style-name="L35">
        <text:list-item>
          <text:p text:style-name="P77"><text:span text:style-name="Strong_20_Emphasis">Deals STR × 3 damage</text:span>. </text:p>
        </text:list-item>
        <text:list-item>
          <text:p text:style-name="P77"><text:span text:style-name="Strong_20_Emphasis">Inflicts Poison</text:span>. </text:p>
        </text:list-item>
        <text:list-item>
          <text:p text:style-name="P77"><text:span text:style-name="Strong_20_Emphasis">Silences target for 3 turns</text:span>. </text:p>
        </text:list-item>
        <text:list-item>
          <text:p text:style-name="P78"><text:span text:style-name="Strong_20_Emphasis">Cooldown:</text:span> 8 turns. </text:p>
        </text:list-item>
      </text:list>
      <text:h text:style-name="P12" text:outline-level="2"><text:span text:style-name="Strong_20_Emphasis">🦊 Imoleth – The </text:span><text:span text:style-name="Strong_20_Emphasis"><text:span text:style-name="T1">F</text:span></text:span><text:span text:style-name="Strong_20_Emphasis">lame Tempest (STR-INT)</text:span></text:h>
      <text:p text:style-name="Text_20_body"><text:span text:style-name="Emphasis">"Oh, look at you, squirming! Let’s turn up the heat~!"</text:span></text:p>
      <text:p text:style-name="Text_20_body">💀 <text:span text:style-name="Strong_20_Emphasis">Passive:</text:span> +20% Lifesteal</text:p>
      <text:p text:style-name="Text_20_body"><text:bookmark-start text:name="__DdeLink__7916_173588836"/>1️⃣ <text:span text:style-name="Strong_20_Emphasis">Infernal Veil</text:span> <text:span text:style-name="Emphasis">(Self-Buff: Magic &amp; Damage Boost)</text:span></text:p>
      <text:list text:style-name="L36">
        <text:list-item>
          <text:p text:style-name="P79"><text:span text:style-name="Strong_20_Emphasis">Gains +5 INT</text:span> for 3 turns. </text:p>
        </text:list-item>
        <text:list-item>
          <text:p text:style-name="P79"><text:span text:style-name="Strong_20_Emphasis">Gains +30% extra damage</text:span> for 3 turns. </text:p>
        </text:list-item>
        <text:list-item>
          <text:p text:style-name="P80"><text:span text:style-name="Strong_20_Emphasis">Cooldown:</text:span> 5 turns. </text:p>
        </text:list-item>
      </text:list>
      <text:p text:style-name="Text_20_body">2️⃣ <text:span text:style-name="Strong_20_Emphasis">Foxfire Barrage</text:span> <text:span text:style-name="Emphasis">(AoE Magic Attack – </text:span><text:span text:style-name="Emphasis"><text:span text:style-name="T4">STR </text:span></text:span><text:span text:style-name="Emphasis">Scaling &amp; Manaburn)</text:span></text:p>
      <text:list text:style-name="L37">
        <text:list-item>
          <text:p text:style-name="P81"><text:span text:style-name="Strong_20_Emphasis">Deals </text:span><text:span text:style-name="Strong_20_Emphasis"><text:span text:style-name="T4">STR</text:span></text:span><text:span text:style-name="Strong_20_Emphasis"> × 3 damage</text:span> to all enemies. </text:p>
        </text:list-item>
        <text:list-item>
          <text:p text:style-name="P81"><text:span text:style-name="Strong_20_Emphasis">Inflicts Manaburn on all targets</text:span>. </text:p>
        </text:list-item>
        <text:list-item>
          <text:p text:style-name="P82"><text:span text:style-name="Strong_20_Emphasis">Reduces Healing Received by 25%</text:span>. </text:p>
        </text:list-item>
        <text:list-item>
          <text:p text:style-name="P83"><text:span text:style-name="Strong_20_Emphasis">Cooldown:</text:span> 5 turns. </text:p>
        </text:list-item>
      </text:list>
      <text:p text:style-name="Text_20_body">3️⃣ <text:span text:style-name="Strong_20_Emphasis">Hexfire Curse</text:span> <text:span text:style-name="Emphasis">(Single-Target Attack – INT Scaling &amp; Healing Reduction)</text:span></text:p>
      <text:list text:style-name="L38">
        <text:list-item>
          <text:p text:style-name="P84"><text:span text:style-name="Strong_20_Emphasis">Deals </text:span><text:span text:style-name="Strong_20_Emphasis"><text:span text:style-name="T5">STR</text:span></text:span><text:span text:style-name="Strong_20_Emphasis"> × 4 damage</text:span>. </text:p>
        </text:list-item>
        <text:list-item>
          <text:p text:style-name="P84"><text:span text:style-name="Strong_20_Emphasis">Reduces target’s Healing Received by 25%</text:span> for 3 turns. </text:p>
        </text:list-item>
        <text:list-item>
          <text:p text:style-name="P85"><text:span text:style-name="Strong_20_Emphasis">Cooldown:</text:span> 5 turns. </text:p>
        </text:list-item>
      </text:list>
      <text:p text:style-name="Text_20_body">4️⃣ <text:span text:style-name="Strong_20_Emphasis">Cunning Trickery</text:span> <text:span text:style-name="Emphasis">(Self-Buff: Barrier, Lifesteal, &amp; Healing)</text:span></text:p>
      <text:list text:style-name="L39">
        <text:list-item>
          <text:p text:style-name="P86"><text:span text:style-name="Strong_20_Emphasis">Gains 1 Barrier</text:span> (nullifies 1 instance of damage). </text:p>
        </text:list-item>
        <text:list-item>
          <text:p text:style-name="P86"><text:span text:style-name="Strong_20_Emphasis">Gains +25% Lifesteal</text:span>. </text:p>
        </text:list-item>
        <text:list-item>
          <text:p text:style-name="P86"><text:span text:style-name="Strong_20_Emphasis">Heals 40 HP</text:span>. </text:p>
        </text:list-item>
        <text:list-item>
          <text:p text:style-name="P87"><text:span text:style-name="Strong_20_Emphasis">Cooldown:</text:span> 5 turns. </text:p>
        </text:list-item>
      </text:list>
      <text:p text:style-name="Text_20_body">5️⃣ <text:span text:style-name="Strong_20_Emphasis"><text:span text:style-name="T6">Hellfire Blast</text:span></text:span> <text:span text:style-name="Emphasis">(Devastating AoE – INT Scaling, Resistance Penetration &amp; Silence)</text:span></text:p>
      <text:list text:style-name="L40">
        <text:list-item>
          <text:p text:style-name="P88"><text:span text:style-name="Strong_20_Emphasis">Deals INT × 4 damage</text:span> to all enemies. </text:p>
        </text:list-item>
        <text:list-item>
          <text:p text:style-name="P89"><text:span text:style-name="Strong_20_Emphasis">Penetrates </text:span><text:span text:style-name="Strong_20_Emphasis"><text:span text:style-name="T7">25</text:span></text:span><text:span text:style-name="Strong_20_Emphasis">% of resistances</text:span>. </text:p>
        </text:list-item>
        <text:list-item>
          <text:p text:style-name="P88"><text:span text:style-name="Strong_20_Emphasis">Inflicts Silence for 1 turn</text:span>. </text:p>
        </text:list-item>
        <text:list-item>
          <text:p text:style-name="P90"><text:span text:style-name="Strong_20_Emphasis">Cooldown:</text:span> 8 turns. <text:bookmark-end text:name="__DdeLink__7916_173588836"/></text:p>
        </text:list-item>
      </text:list>
      <text:h text:style-name="Heading_20_2" text:outline-level="2"><text:span text:style-name="Strong_20_Emphasis"/></text:h>
      <text:h text:style-name="P12" text:outline-level="2"><text:span text:style-name="Strong_20_Emphasis">❄ Frigilla – The Queen of Ice &amp; Shadows (INT-WIS)</text:span></text:h>
      <text:p text:style-name="Text_20_body"><text:span text:style-name="Emphasis">"All things freeze. Even hope."</text:span></text:p>
      <text:p text:style-name="Text_20_body">💀 <text:span text:style-name="Strong_20_Emphasis">Passive:</text:span> +25% Magic Resistance</text:p>
      <text:p text:style-name="Text_20_body">1️⃣ <text:span text:style-name="Strong_20_Emphasis">Absolute Zero</text:span> <text:span text:style-name="Emphasis">(Devastating AoE Magic Strike – INT Scaling &amp; Resistance Penetration)</text:span></text:p>
      <text:list text:style-name="L41">
        <text:list-item>
          <text:p text:style-name="P91"><text:span text:style-name="Strong_20_Emphasis">Deals INT × 4 damage to all enemies</text:span>. </text:p>
        </text:list-item>
        <text:list-item>
          <text:p text:style-name="P91"><text:span text:style-name="Strong_20_Emphasis">Penetrates 25% Magic Resistance</text:span>. </text:p>
        </text:list-item>
        <text:list-item>
          <text:p text:style-name="P92"><text:span text:style-name="Strong_20_Emphasis">Cooldown:</text:span> 8 turns. </text:p>
        </text:list-item>
      </text:list>
      <text:p text:style-name="Text_20_body">2️⃣ <text:span text:style-name="Strong_20_Emphasis">Icebound Barrier</text:span> <text:span text:style-name="Emphasis">(Targeted Buff: Shield &amp; Dispel)</text:span></text:p>
      <text:list text:style-name="L42">
        <text:list-item>
          <text:p text:style-name="P93"><text:span text:style-name="Strong_20_Emphasis">Gives target a 50 HP Shield</text:span>. </text:p>
        </text:list-item>
        <text:list-item>
          <text:p text:style-name="P93"><text:span text:style-name="Strong_20_Emphasis">Dispels the target</text:span>. </text:p>
        </text:list-item>
        <text:list-item>
          <text:p text:style-name="P94"><text:span text:style-name="Strong_20_Emphasis">Cooldown:</text:span> 3 turns. </text:p>
        </text:list-item>
      </text:list>
      <text:p text:style-name="Text_20_body">3️⃣ <text:span text:style-name="Strong_20_Emphasis">Frozen Dominion</text:span> <text:span text:style-name="Emphasis">(AoE Team Buff – INT Boost, Shields &amp; Dispel)</text:span></text:p>
      <text:list text:style-name="L43">
        <text:list-item>
          <text:p text:style-name="P95"><text:span text:style-name="Strong_20_Emphasis">All allies gain +5 INT for 3 turns</text:span>. </text:p>
        </text:list-item>
        <text:list-item>
          <text:p text:style-name="P95"><text:span text:style-name="Strong_20_Emphasis">All allies gain a 50 HP Shield</text:span>. </text:p>
        </text:list-item>
        <text:list-item>
          <text:p text:style-name="P95"><text:span text:style-name="Strong_20_Emphasis">Dispels all allies</text:span>. </text:p>
        </text:list-item>
        <text:list-item>
          <text:p text:style-name="P96"><text:span text:style-name="Strong_20_Emphasis">Cooldown:</text:span> 7 turns. </text:p>
        </text:list-item>
      </text:list>
      <text:p text:style-name="Text_20_body">4️⃣ <text:span text:style-name="Strong_20_Emphasis">Frostbite Hex</text:span> <text:span text:style-name="Emphasis">(Single-Target Debuff – INT Scaling &amp; Healing Reduction)</text:span></text:p>
      <text:list text:style-name="L44">
        <text:list-item>
          <text:p text:style-name="P97"><text:span text:style-name="Strong_20_Emphasis">Deals INT × 3 damage</text:span>. </text:p>
        </text:list-item>
        <text:list-item>
          <text:p text:style-name="P97"><text:span text:style-name="Strong_20_Emphasis">Reduces target’s Healing Received by 50%</text:span> for 3 turns. </text:p>
        </text:list-item>
        <text:list-item>
          <text:p text:style-name="P98"><text:span text:style-name="Strong_20_Emphasis">Cooldown:</text:span> 5 turns. </text:p>
        </text:list-item>
      </text:list>
      <text:p text:style-name="Text_20_body">5️⃣ <text:span text:style-name="Strong_20_Emphasis">Shattered Veil</text:span> <text:span text:style-name="Emphasis">(Single-Target Attack – Magic Resistance Shred &amp; Heavy INT Damage)</text:span></text:p>
      <text:list text:style-name="L45">
        <text:list-item>
          <text:p text:style-name="P99"><text:span text:style-name="Strong_20_Emphasis">Deals INT × 5 damage</text:span>. </text:p>
        </text:list-item>
        <text:list-item>
          <text:p text:style-name="P99"><text:span text:style-name="Strong_20_Emphasis">Reduces target’s Magic Resistance by </text:span><text:span text:style-name="Strong_20_Emphasis"><text:span text:style-name="T1">25</text:span></text:span><text:span text:style-name="Strong_20_Emphasis">% for 3 turns</text:span>. </text:p>
        </text:list-item>
        <text:list-item>
          <text:p text:style-name="P100"><text:span text:style-name="Strong_20_Emphasis">Cooldown:</text:span> 6 turns. </text:p>
        </text:list-item>
      </text:list>
      <text:h text:style-name="Heading_20_2" text:outline-level="2"><text:span text:style-name="Strong_20_Emphasis"/></text:h>
      <text:h text:style-name="P12" text:outline-level="2"><text:span text:style-name="Strong_20_Emphasis">🦊 Horissa – The Vixen of the Veil (WIS-CON)</text:span></text:h>
      <text:p text:style-name="Text_20_body"><text:span text:style-name="Emphasis">"The dead whisper to me… but you? </text:span><text:span text:style-name="Emphasis"><text:span text:style-name="T8">You</text:span></text:span><text:span text:style-name="Emphasis">’</text:span><text:span text:style-name="Emphasis"><text:span text:style-name="T9">ll </text:span></text:span><text:span text:style-name="Emphasis">scream."</text:span></text:p>
      <text:p text:style-name="Text_20_body">💀 <text:span text:style-name="Strong_20_Emphasis">Passive:</text:span> +20% Lifesteal</text:p>
      <text:p text:style-name="Text_20_body">1️⃣ <text:span text:style-name="Strong_20_Emphasis">Veil of the Undying</text:span> <text:span text:style-name="Emphasis">(AoE Buff: HP Regen, Lifesteal, &amp; Dispel)</text:span></text:p>
      <text:list text:style-name="L46">
        <text:list-item>
          <text:p text:style-name="P101"><text:span text:style-name="Strong_20_Emphasis">All allies regenerate 20 HP per turn</text:span> for <text:span text:style-name="Strong_20_Emphasis">3 turns</text:span>. </text:p>
        </text:list-item>
        <text:list-item>
          <text:p text:style-name="P101"><text:span text:style-name="Strong_20_Emphasis">All allies gain +25% Lifesteal</text:span> for <text:span text:style-name="Strong_20_Emphasis">3 turns</text:span>. </text:p>
        </text:list-item>
        <text:list-item>
          <text:p text:style-name="P101"><text:span text:style-name="Strong_20_Emphasis">Dispels all allies</text:span>. </text:p>
        </text:list-item>
        <text:list-item>
          <text:p text:style-name="P102"><text:span text:style-name="Strong_20_Emphasis">Cooldown:</text:span> 6 turns. </text:p>
        </text:list-item>
      </text:list>
      <text:p text:style-name="Text_20_body">2️⃣ <text:span text:style-name="Strong_20_Emphasis">Eldritch Chains</text:span> <text:span text:style-name="Emphasis">(Single-Target Attack: WIS Scaling &amp; Stun)</text:span></text:p>
      <text:list text:style-name="L47">
        <text:list-item>
          <text:p text:style-name="P103"><text:span text:style-name="Strong_20_Emphasis">Deals WIS × 4 damage</text:span>. </text:p>
        </text:list-item>
        <text:list-item>
          <text:p text:style-name="P103"><text:span text:style-name="Strong_20_Emphasis">Stuns the target for 1 turn</text:span>. </text:p>
        </text:list-item>
        <text:list-item>
          <text:p text:style-name="P104"><text:span text:style-name="Strong_20_Emphasis">Cooldown:</text:span> 5 turns. </text:p>
        </text:list-item>
      </text:list>
      <text:p text:style-name="Text_20_body">3️⃣ <text:span text:style-name="Strong_20_Emphasis">Hex of Decay</text:span> <text:span text:style-name="Emphasis">(Single-Target Attack: Healing Reduction &amp; Withering)</text:span></text:p>
      <text:list text:style-name="L48">
        <text:list-item>
          <text:p text:style-name="P105"><text:span text:style-name="Strong_20_Emphasis">Deals WIS × 3 damage</text:span>. </text:p>
        </text:list-item>
        <text:list-item>
          <text:p text:style-name="P105"><text:span text:style-name="Strong_20_Emphasis">Reduces target’s Healing Received by 50%</text:span> for 3 turns. </text:p>
        </text:list-item>
        <text:list-item>
          <text:p text:style-name="P105"><text:span text:style-name="Strong_20_Emphasis">Inflicts Withering</text:span>. </text:p>
        </text:list-item>
        <text:list-item>
          <text:p text:style-name="P106"><text:span text:style-name="Strong_20_Emphasis">Cooldown:</text:span> 5 turns. </text:p>
        </text:list-item>
      </text:list>
      <text:p text:style-name="Text_20_body">4️⃣ <text:span text:style-name="Strong_20_Emphasis">Dreadfang Ward</text:span> <text:span text:style-name="Emphasis">(Self-Buff: Barrier &amp; Magic Resistance Boost)</text:span></text:p>
      <text:list text:style-name="L49">
        <text:list-item>
          <text:p text:style-name="P107"><text:span text:style-name="Strong_20_Emphasis">Gains 1 Barrier</text:span> (nullifies 1 instance of damage). </text:p>
        </text:list-item>
        <text:list-item>
          <text:p text:style-name="P107"><text:span text:style-name="Strong_20_Emphasis">Gains +25% Magic Resistance</text:span> for <text:span text:style-name="Strong_20_Emphasis">3 turns</text:span>. </text:p>
        </text:list-item>
        <text:list-item>
          <text:p text:style-name="P108"><text:span text:style-name="Strong_20_Emphasis">Cooldown:</text:span> 3 turns. </text:p>
        </text:list-item>
      </text:list>
      <text:p text:style-name="Text_20_body">5️⃣ <text:span text:style-name="Strong_20_Emphasis">Soulstorm</text:span> <text:span text:style-name="Emphasis">(Devastating AoE – WIS Scaling &amp; Silence)</text:span></text:p>
      <text:list text:style-name="L50">
        <text:list-item>
          <text:p text:style-name="P109"><text:span text:style-name="Strong_20_Emphasis">Deals WIS × 4 damage</text:span> to all enemies. </text:p>
        </text:list-item>
        <text:list-item>
          <text:p text:style-name="P109"><text:span text:style-name="Strong_20_Emphasis">Inflicts Silence for 1 turn</text:span>. </text:p>
        </text:list-item>
        <text:list-item>
          <text:p text:style-name="P110"><text:span text:style-name="Strong_20_Emphasis">Cooldown:</text:span> 8 tur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9:25:15.641126365</meta:creation-date>
    <dc:date>2025-03-28T23:40:33.725638804</dc:date>
    <meta:editing-duration>PT23H39M49S</meta:editing-duration>
    <meta:editing-cycles>13</meta:editing-cycles>
    <meta:generator>LibreOffice/24.8.5.2$Linux_X86_64 LibreOffice_project/480$Build-2</meta:generator>
    <meta:document-statistic meta:table-count="0" meta:image-count="0" meta:object-count="0" meta:page-count="10" meta:paragraph-count="246" meta:word-count="1744" meta:character-count="9754" meta:non-whitespace-character-count="8211"/>
  </office:meta>
</office:document-meta>
</file>